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/>ANTOLOGIA DE POETAS ARRIBEÑOS DE CERRITOS SLP</text:p>
      <text:p text:style-name="P1"><text:span text:style-name="T1"/></text:p>
      <text:p text:style-name="P1"><text:span text:style-name="T1">Orden</text:span></text:p>
      <text:p text:style-name="P2"><text:span text:style-name="T1"/></text:p>
      <text:p text:style-name="P2"><text:span text:style-name="T1"/></text:p>
      <text:p text:style-name="P2"><text:span text:style-name="T1">1 <text:s/></text:span><text:span text:style-name="T2">Esta guitarra es mi compañera <text:s/>(Javier Rodriguez)</text:span></text:p>
      <text:p text:style-name="P2"><text:span text:style-name="T2"/></text:p>
      <text:p text:style-name="P2"><text:span text:style-name="T2">2 El Agricultor <text:s/>(Gregorio Reyes Hernandez)</text:span></text:p>
      <text:p text:style-name="P2"><text:span text:style-name="T2"/></text:p>
      <text:p text:style-name="P2"><text:span text:style-name="T2">3 Poesia de Presentacion o Saludado (Ismael Manzano)</text:span></text:p>
      <text:p text:style-name="P2"><text:span text:style-name="T2"/></text:p>
      <text:p text:style-name="P2"><text:span text:style-name="T2">4 Segun de Poeta cuando empeze (Javier Rodriguez)</text:span></text:p>
      <text:p text:style-name="P2"><text:span text:style-name="T2"/></text:p>
      <text:p text:style-name="P2"><text:span text:style-name="T2">5 Bosque y Caldera (Gregorio Reyes Hernandez)</text:span></text:p>
      <text:p text:style-name="P2"><text:span text:style-name="T2"/></text:p>
      <text:p text:style-name="P2"><text:span text:style-name="T2">6 Que sera cuando todo termine (Ismael Manzano)</text:span></text:p>
      <text:p text:style-name="P2"><text:span text:style-name="T2"/></text:p>
      <text:p text:style-name="P2"><text:span text:style-name="T2">7 La Mata del Giraso, Decima (Javier Rodriguez)</text:span></text:p>
      <text:p text:style-name="P2"><text:span text:style-name="T2"/></text:p>
      <text:p text:style-name="P1"><text:span text:style-name="T1">Creditos</text:span></text:p>
      <text:p text:style-name="P1"><text:span text:style-name="T1"/></text:p>
      <text:p text:style-name="P3"><text:span text:style-name="T1">Alfredo Aguilar, Violin</text:span></text:p>
      <text:p text:style-name="P3"><text:span text:style-name="T1"/></text:p>
      <text:p text:style-name="P3"><text:span text:style-name="T1">Victor Javier Rodriguez , Vihuela y Voz</text:span></text:p>
      <text:p text:style-name="P3"><text:span text:style-name="T1"/></text:p>
      <text:p text:style-name="P3"><text:span text:style-name="T1">Javier Rodriguez , <text:s/>Quinta y Voz y Poeta</text:span></text:p>
      <text:p text:style-name="P3"><text:span text:style-name="T1"/></text:p>
      <text:p text:style-name="P4"/>
      <text:p text:style-name="P4"/>
      <text:p text:style-name="P4">Juan Alanis Turrubiartes, 2o Violin</text:p>
      <text:p text:style-name="P4"/>
      <text:p text:style-name="P4">Fernando Marquez, 1er Violin</text:p>
      <text:p text:style-name="P4"/>
      <text:p text:style-name="P4">Gregorio Reyes Hernandez, Quinta, Voz y Poeta</text:p>
      <text:p text:style-name="P4"/>
      <text:p text:style-name="P4">Ismael Manzano Banda, Vihuela y Voz</text:p>
      <text:p text:style-name="P4"/>
      <text:p text:style-name="P4"/>
      <text:p text:style-name="P4"/>
      <text:p text:style-name="P4"/>
      <text:p text:style-name="P4"><text:soft-page-break/>Ulises Gallardo Ruiz, 1er Violin</text:p>
      <text:p text:style-name="P4"/>
      <text:p text:style-name="P4">Fernando Marquez Ruiz, 2o Violin</text:p>
      <text:p text:style-name="P4"/>
      <text:p text:style-name="P4">Ismael Manzano Banda, Quinta, Voz y Poeta</text:p>
      <text:p text:style-name="P4"/>
      <text:p text:style-name="P4">Juan Alanis Turrubiartes, Vihuela y Voz</text:p>
      <text:p text:style-name="P4"/>
      <text:p text:style-name="P4"/>
      <text:p text:style-name="P4"/>
      <text:p text:style-name="P4"/>
      <text:p text:style-name="P3"><text:span text:style-name="T1"/></text:p>
      <text:p text:style-name="P3"><text:span text:style-name="T1"><text:s/>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on Sanchez</meta:initial-creator>
    <meta:creation-date>2021-05-01T11:50:41</meta:creation-date>
    <dc:date>2021-05-01T12:28:36</dc:date>
    <dc:creator>Ramon Sanchez</dc:creator>
    <meta:editing-duration>PT38M1S</meta:editing-duration>
    <meta:editing-cycles>8</meta:editing-cycles>
    <meta:generator>OpenOffice/4.1.9$Unix OpenOffice.org_project/419m1$Build-9805</meta:generator>
    <meta:document-statistic meta:table-count="0" meta:image-count="0" meta:object-count="0" meta:page-count="2" meta:paragraph-count="22" meta:word-count="125" meta:character-count="784"/>
  </office:meta>
</office:document-meta>
</file>